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LoadStyles-0.3.0.oxt&#13;&#13;24.06.2019 17:13: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1.1.6.oxt&#13;&#13;26.05.2019 13:48:5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1.1.6.oxt&#13;&#13;26.05.2019 13:49:0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LoadStyle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8498726967196175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14391725995047734" text:style-name="L2">
        <text:list-item>
          <text:p text:style-name="P48">Version 2.1.2 :</text:p>
        </text:list-item>
      </text:list>
      <text:list xml:id="list4057676952459138033" text:style-name="L3">
        <text:list-item>
          <text:list>
            <text:list-item>
              <text:p text:style-name="P49">Localized help : resolved non-functional hyperlink due to API incompatibility introduced by Apache OpenOffice 4.1 (and LibreOffice 4.0).</text:p>
            </text:list-item>
          </text:list>
        </text:list-item>
      </text:list>
      <text:list xml:id="list37335976" text:continue-list="list1614391725995047734" text:style-name="L2">
        <text:list-item>
          <text:p text:style-name="P48">Version 2.1.1 :</text:p>
        </text:list-item>
      </text:list>
      <text:list xml:id="list839280308191589000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353663" text:continue-list="list37335976" text:style-name="L2">
        <text:list-item>
          <text:p text:style-name="P48">Version 2.1.0 :</text:p>
        </text:list-item>
      </text:list>
      <text:list xml:id="list676509423135313188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327381" text:continue-list="list37353663" text:style-name="L2">
        <text:list-item>
          <text:p text:style-name="P48">Version 2.0.0 :</text:p>
        </text:list-item>
      </text:list>
      <text:list xml:id="list10756452495127283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353149" text:continue-list="list37327381" text:style-name="L2">
        <text:list-item>
          <text:p text:style-name="P48">Version 1.5.3 :</text:p>
        </text:list-item>
      </text:list>
      <text:list xml:id="list691583982448016358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42431840534377938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LoadStyle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draw:text-box fo:min-height="12.298cm"><text:p text:style-name="Frame_20_contents"/><text:p text:style-name="P35"><text:span text:style-name="T2">Mandatory</text:span><text:tab/><text:tab/>Display to user if found incompatible at installation</text:p><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text:p text:style-name="Frame_20_contents"/><text:p text:style-name="Frame_20_contents"/><text:p text:style-name="Frame_20_contents"><draw:control text:anchor-type="paragraph" draw:z-index="9" draw:style-name="gr1" draw:text-style-name="P86" svg:width="8.362cm" svg:height="0.689cm" svg:x="3.621cm" svg:y="0.252cm" draw:control="control5"/></text:p><text:p text:style-name="Frame_20_contents"/><text:p text:style-name="P34">Compilation results</text:p><text:p text:style-name="P34"><draw:control text:anchor-type="paragraph" draw:z-index="10"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draw:text-box fo:min-height="12.19cm"><text:p text:style-name="Frame_20_contents"/><text:p text:style-name="P35"><text:span text:style-name="T2">Mandatory</text:span><text:tab/><text:tab/>Display to user if found incompatible at installation</text:p><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text:p text:style-name="Frame_20_contents"/><text:p text:style-name="Frame_20_contents"/><text:p text:style-name="Frame_20_contents"><draw:control text:anchor-type="paragraph" draw:z-index="16"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17"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1"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2" draw:style-name="gr1"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99456002293069525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827067447494828381"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07308144322238623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29838886910876416"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46218335074184910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12188300383682085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3"><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draw:text-box fo:min-height="4.001cm"><text:p text:style-name="Frame_20_contents"><draw:frame draw:style-name="fr6" draw:name="images3" text:anchor-type="paragraph" svg:width="18.087cm" svg:height="10.777cm" draw:z-index="25"><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752193124791828965"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5598654207845948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479096155814820166" text:style-name="L17">
        <text:list-item>
          <text:p text:style-name="P63">Arg1 : <text:span text:style-name="InstructionMacro">String</text:span> : mandatory, type of control used for the button</text:p>
        </text:list-item>
      </text:list>
      <text:list xml:id="list301647037151009759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514952196478340844"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4198940761324455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90805001586942893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22130368496838393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177807893717923967"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22764579411189048"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351719986536055046"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996542115221256975"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8149340037606941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88627040371542188"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296351853653768989"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27104443902910789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404686999636370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991974739614626503"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12791877372308338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217836668572345996"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LoadStyle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ad styles without associating a template to the document.</text:p>
      <text:p text:style-name="descrLang"><text:bookmark-start text:name="__RefHeading__78156_325084090"/><text:soft-page-break/>Description de<text:bookmark-end text:name="__RefHeading__78156_325084090"/></text:p>
      <text:p text:style-name="descrText">Absatz-, Zeichen- und Seitenvorlagen laden, ohne die Dokumentvorlage mit dem Dokument zu verbin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77976024962336288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9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2181943462550174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408149924085458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9642677243819504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33699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865186592319328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11344957523067141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8564080552739645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dc:creator>BM</dc:creator><dc:date>2008-03-16T00:00:00.34</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36</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36</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36</dc:date><text:p>internal</text:p><text:p>Page2</text:p><text:p/></office:annotation>Paragraph styles</text:p>
      <text:p text:style-name="P28"><office:annotation><dc:creator>BM</dc:creator><dc:date>2008-03-13T00:00:00.36</dc:date><text:p>internal</text:p><text:p>Page7</text:p><text:p/></office:annotation>Hyperlinks</text:p>
      <text:p text:style-name="hlp_5f_paragraph"><text:span text:style-name="T14"><office:annotation><dc:creator>BM</dc:creator><dc:date>2008-03-13T00:00:00.36</dc:date><text:p>internal</text:p><text:p>Page3</text:p><text:p/></office:annotation></text:span><text:span text:style-name="T14">Text formatting</text:span></text:p>
      <text:p text:style-name="P28"><office:annotation><dc:creator>BM</dc:creator><dc:date>2008-03-26T00:00:00.36</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37</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37</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37</dc:date><text:p>external</text:p><text:p>text/swriter/main0210.xhp</text:p><text:p/></office:annotation><text:span text:style-name="T14">Preview topic</text:span> </text:p>
      <text:p text:style-name="hlp_5f_paragraph">This hyperlink displays <text:s/><office:annotation><dc:creator>BM</dc:creator><dc:date>2008-03-15T00:00:00.37</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349176" text:continue-list="list521819434625501742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325132" text:continue-list="list3733699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38</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38</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38</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7338653" text:continue-list="list373491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LoadStyle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LoadStyle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1" meta:character-count="8189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LoadStyles", "0.3.0") ' fill with your values
  setExtensionDescription("en, de")
  setDisplayName("en", "Load styles.")
  setDisplayName("de", "Vorlagen laden.")
  setTooltip("en, de", "en") ' deprecated ! starting from 3.1,use instead setExtensionDescription
endDescription  


beginAnnexes 
  useLibrary("Basic", "OOLoadStyles/")
endAnnexes


beginAddonUI

  beginAddonMenu

    beginMenu
      beginTitles
	    setTitle("Load styles", "en")
        setTitle("Vorlagen laden", "de")
      endTitles

      beginMenuItems

		beginCommand
            beginTitles("Writer")
              setTitle("Select Template", "en")
              setTitle("Dokumentvorlage auswählen", "de")
            endTitles
            setURL("Basic", "OOLoadStyles", "Module1", "LoadStyles")
		endCommand

		beginCommand
            beginTitles("Writer")
              setTitle("Load default styles", "en")
              setTitle("Standardformate laden", "de")
            endTitles
            setURL("Basic", "OOLoadStyles", "Module1", "LoadDefaultStyles")
		endCommand
		
		beginCommand
            beginTitles("Writer")
              setTitle("Load Standard Pages", "en")
              setTitle("Normseite laden", "de")
            endTitles
            setURL("Basic", "OOLoadStyles", "Module1", "LoadStandardPageStyl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